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31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5.973cm"/>
    </style:style>
    <style:style style:name="co6" style:family="table-column">
      <style:table-column-properties fo:break-before="auto" style:column-width="6.189cm"/>
    </style:style>
    <style:style style:name="co7" style:family="table-column">
      <style:table-column-properties fo:break-before="auto" style:column-width="5.828cm"/>
    </style:style>
    <style:style style:name="co8" style:family="table-column">
      <style:table-column-properties fo:break-before="auto" style:column-width="12.063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5.292cm" fo:break-before="auto" style:use-optimal-row-height="fals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6.765cm" fo:break-before="auto" style:use-optimal-row-height="true"/>
    </style:style>
    <style:style style:name="ro5" style:family="table-row">
      <style:table-row-properties style:row-height="6.369cm" fo:break-before="auto" style:use-optimal-row-height="true"/>
    </style:style>
    <style:style style:name="ro6" style:family="table-row">
      <style:table-row-properties style:row-height="9.135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onospace" fo:language="en" fo:country="US" style:font-name-asian="Monospace" style:language-asian="en" style:country-asian="US" style:font-name-complex="Lohit Hindi" style:language-complex="en" style:country-complex="US"/>
    </style:style>
    <style:style style:name="ce4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DejaVu Sans" style:font-name-complex="Lohit Hindi"/>
    </style:style>
    <style:style style:name="T2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Objective Q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Given: </text:p>
            <text:p/>
            <text:p>interface A{ </text:p>
            <text:p>} </text:p>
            <text:p>interface B extends A{ </text:p>
            <text:p><text:tab/></text:p>
            <text:p>} </text:p>
            <text:p/>
            <text:p>What is the result?</text:p>
            <text:p/>
            <text:p/>
          </table:table-cell>
          <table:table-cell table:style-name="ce1" office:value-type="string">
            <text:p>Compile time error</text:p>
          </table:table-cell>
          <table:table-cell office:value-type="string">
            <text:p>An exception thrown</text:p>
          </table:table-cell>
          <table:table-cell table:style-name="ce1" office:value-type="string">
            <text:p>Compile and Run perfectly</text:p>
          </table:table-cell>
          <table:table-cell table:style-name="ce1" office:value-type="string">
            <text:p>None of the abov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iven:</text:p>
            <text:p><text:tab/></text:p>
            <text:p>1. class Dog {</text:p>
            <text:p>2. public static void main(String [] args) {</text:p>
            <text:p>3.<text:tab/>run(1);</text:p>
            <text:p>4. }</text:p>
            <text:p>5.<text:tab/>// insert code here</text:p>
            <text:p>6.} </text:p>
            <text:p/>
            <text:p>which, inserted independently at line 5, will compile? (Choose all that apply.)</text:p>
          </table:table-cell>
          <table:table-cell office:value-type="string">
            <text:p>static void run(int a){}</text:p>
          </table:table-cell>
          <table:table-cell table:style-name="ce5" office:value-type="string">
            <text:p>static void run(byte a){}</text:p>
          </table:table-cell>
          <table:table-cell table:style-name="ce5" office:value-type="string">
            <text:p>static void run(float a){}</text:p>
          </table:table-cell>
          <table:table-cell table:style-name="ce5" office:value-type="string">
            <text:p>static void run(double a){}</text:p>
          </table:table-cell>
          <table:table-cell office:value-type="string">
            <text:p>1,3,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lass Animal {</text:p>
            <text:p><text:tab/>void run() {</text:p>
            <text:p><text:tab/><text:tab/>System.out.println("Animal is running.");</text:p>
            <text:p><text:tab/>}</text:p>
            <text:p>}</text:p>
            <text:p/>
            <text:p>class Dog extends Animal {</text:p>
            <text:p><text:tab/>void run() {</text:p>
            <text:p><text:tab/><text:tab/>System.out.println("Dog is running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Animal animal = new Dog();</text:p>
            <text:p><text:tab/><text:tab/>animal.run();</text:p>
            <text:p><text:tab/>}</text:p>
            <text:p>}</text:p>
            <text:p/>
            <text:p>What is the result?</text:p>
          </table:table-cell>
          <table:table-cell office:value-type="string">
            <text:p>Animal is running.</text:p>
          </table:table-cell>
          <table:table-cell office:value-type="string">
            <text:p>Dog is running.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/>
            <text:p>class Animal {</text:p>
            <text:p><text:tab/>static{</text:p>
            <text:p><text:tab/><text:tab/>System.out.println("Static Block");</text:p>
            <text:p><text:tab/>}</text:p>
            <text:p><text:tab/>void run() {</text:p>
            <text:p><text:tab/><text:tab/>System.out.println("Animal is running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Animal animal = new Animal();</text:p>
            <text:p><text:tab/><text:tab/>animal.run();</text:p>
            <text:p><text:tab/>}</text:p>
            <text:p>}</text:p>
          </table:table-cell>
          <table:table-cell table:style-name="ce2" office:value-type="string">
            <text:p>Static Block</text:p>
          </table:table-cell>
          <table:table-cell table:style-name="ce2" office:value-type="string">
            <text:p>Animal is running.</text:p>
          </table:table-cell>
          <table:table-cell office:value-type="string">
            <text:p>Static Block</text:p>
            <text:p>Animal is running.</text:p>
          </table:table-cell>
          <table:table-cell office:value-type="string">
            <text:p>Compilation fails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lass Animal {</text:p>
            <text:p><text:tab/>static{</text:p>
            <text:p><text:tab/><text:tab/>System.out.println("Static Block");</text:p>
            <text:p><text:tab/>}</text:p>
            <text:p><text:tab/>void Animal() {</text:p>
            <text:p><text:tab/><text:tab/>System.out.println("Animal is initiated.");</text:p>
            <text:p><text:tab/>}</text:p>
            <text:p>}</text:p>
            <text:p/>
            <text:p>public class MainClass {</text:p>
            <text:p/>
            <text:p><text:tab/>public static void main(String[] args) {</text:p>
            <text:p><text:tab/><text:tab/>new Animal();</text:p>
            <text:p><text:tab/>}</text:p>
            <text:p>}</text:p>
            <text:p/>
          </table:table-cell>
          <table:table-cell office:value-type="string">
            <text:p>Static Block</text:p>
          </table:table-cell>
          <table:table-cell table:style-name="ce6" office:value-type="string">
            <text:p>Animal is initiated</text:p>
          </table:table-cell>
          <table:table-cell office:value-type="string">
            <text:p>Static Block</text:p>
            <text:p>Animal is initiated.</text:p>
          </table:table-cell>
          <table:table-cell office:value-type="string">
            <text:p>Compilation fail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ublic class VarLengthArgs {</text:p>
            <text:p/>
            <text:p><text:s/>public static void add(int... numbers) {</text:p>
            <text:p><text:s text:c="2"/>int result = 0;</text:p>
            <text:p><text:s text:c="2"/>for (int number : numbers) {</text:p>
            <text:p><text:s text:c="3"/>result += number;</text:p>
            <text:p><text:s text:c="2"/>}</text:p>
            <text:p><text:s text:c="2"/>System.out.println("Result: " + result);</text:p>
            <text:p><text:s/>}</text:p>
            <text:p/>
            <text:p><text:s/>public static void main(String[] args) {</text:p>
            <text:p><text:s text:c="2"/>add(20, 40, 50);</text:p>
            <text:p><text:s/>}</text:p>
            <text:p>}</text:p>
            <text:p/>
            <text:p><text:span text:style-name="T1"/></text:p>
            <text:p><text:span text:style-name="T1">What is the result?</text:span></text:p>
          </table:table-cell>
          <table:table-cell office:value-type="string">
            <text:p>Result: 110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public class VarLengthArgs {</text:p>
            <text:p/>
            <text:p><text:tab/>public static void add(int a, 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add(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main(String[] args) {</text:p>
            <text:p><text:tab/><text:tab/>add(20, 40, 50);</text:p>
            <text:p><text:tab/>}</text:p>
            <text:p>}</text:p>
            <text:p/>
          </table:table-cell>
          <table:table-cell office:value-type="string">
            <text:p>Result: 110</text:p>
          </table:table-cell>
          <table:table-cell office:value-type="string">
            <text:p>Compilation fails(Hints: Ambiguous method calling )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2">
            <text:p>2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public class VarLengthArgs {</text:p>
            <text:p/>
            <text:p><text:tab/>public static void add(int a) {</text:p>
            <text:p><text:tab/><text:tab/>System.out.println(a);</text:p>
            <text:p><text:tab/>}</text:p>
            <text:p/>
            <text:p><text:tab/>public static void add(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"Result: " + result);</text:p>
            <text:p><text:tab/>}</text:p>
            <text:p/>
            <text:p><text:tab/>public static void main(String[] args) {</text:p>
            <text:p><text:tab/><text:tab/>add(20, 40, 50);</text:p>
            <text:p><text:tab/><text:tab/>add(10);</text:p>
            <text:p><text:tab/>}</text:p>
            <text:p>}</text:p>
            <text:p/>
          </table:table-cell>
          <table:table-cell table:style-name="ce3" office:value-type="string">
            <text:p>Result: 110</text:p>
            <text:p>10</text:p>
          </table:table-cell>
          <table:table-cell office:value-type="string">
            <text:p>Result: 110</text:p>
            <text:p>Result: 10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ublic class VarLengthArgs {</text:p>
            <text:p/>
            <text:p><text:tab/>public static void add(int... numbers, String operation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operation+" <text:s/>Result: " + result);</text:p>
            <text:p><text:tab/>}</text:p>
            <text:p/>
            <text:p><text:tab/>public static void main(String[] args) {</text:p>
            <text:p><text:tab/><text:tab/>add(20, 40, 50,"Add");</text:p>
            <text:p><text:tab/><text:tab/></text:p>
            <text:p><text:tab/>}</text:p>
            <text:p>}</text:p>
            <text:p/>
          </table:table-cell>
          <table:table-cell table:style-name="ce4" office:value-type="string">
            <text:p><text:span text:style-name="T2">Add</text:span><text:span text:style-name="T3"> </text:span><text:span text:style-name="T4">Result</text:span><text:span text:style-name="T3">: 110</text:span>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office:value-type="string">
            <text:p>None of the above</text:p>
          </table:table-cell>
          <table:table-cell office:value-type="float" office:value="2">
            <text:p>2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public class VarLengthArgs {</text:p>
            <text:p/>
            <text:p><text:tab/>public static void add(int a, int... numbers) {</text:p>
            <text:p><text:tab/><text:tab/>int result = 0;</text:p>
            <text:p><text:tab/><text:tab/>for (int number : numbers) {</text:p>
            <text:p><text:tab/><text:tab/><text:tab/>result += number;</text:p>
            <text:p><text:tab/><text:tab/>}</text:p>
            <text:p><text:tab/><text:tab/>System.out.println(a+" <text:s/>Result: " + result);</text:p>
            <text:p><text:tab/>}</text:p>
            <text:p/>
            <text:p><text:tab/>public static void main(String[] args) {</text:p>
            <text:p><text:tab/><text:tab/>add(20);</text:p>
            <text:p><text:tab/>}</text:p>
            <text:p>}</text:p>
          </table:table-cell>
          <table:table-cell office:value-type="string">
            <text:p>compilation fails</text:p>
          </table:table-cell>
          <table:table-cell office:value-type="string">
            <text:p>An exception thrown</text:p>
          </table:table-cell>
          <table:table-cell table:style-name="ce2" office:value-type="string">
            <text:p>20 <text:s/>Result: 0</text:p>
          </table:table-cell>
          <table:table-cell office:value-type="string">
            <text:p>None of the above</text:p>
          </table:table-cell>
          <table:table-cell office:value-type="float" office:value="3">
            <text:p>3</text:p>
          </table:table-cell>
        </table:table-row>
        <table:table-row table:style-name="ro9" table:number-rows-repeated="2">
          <table:table-cell table:number-columns-repeated="7"/>
        </table:table-row>
        <table:table-row table:style-name="ro10">
          <table:table-cell table:number-columns-repeated="7"/>
        </table:table-row>
        <table:table-row table:style-name="ro9" table:number-rows-repeated="2">
          <table:table-cell table:number-columns-repeated="7"/>
        </table:table-row>
        <table:table-row table:style-name="ro10" table:number-rows-repeated="2">
          <table:table-cell table:number-columns-repeated="7"/>
        </table:table-row>
        <table:table-row table:style-name="ro9" table:number-rows-repeated="5">
          <table:table-cell table:number-columns-repeated="7"/>
        </table:table-row>
        <table:table-row table:style-name="ro10">
          <table:table-cell table:number-columns-repeated="7"/>
        </table:table-row>
        <table:table-row table:style-name="ro9" table:number-rows-repeated="1048552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Missing topics" table:style-name="ta1">
        <table:table-column table:style-name="co7" table:default-cell-style-name="Default"/>
        <table:table-row table:style-name="ro9">
          <table:table-cell table:style-name="ce7" office:value-type="string">
            <text:p>Missing topics</text:p>
          </table:table-cell>
        </table:table-row>
        <table:table-row table:style-name="ro11">
          <table:table-cell office:value-type="string">
            <text:p>Java bean standrads</text:p>
          </table:table-cell>
        </table:table-row>
        <table:table-row table:style-name="ro9">
          <table:table-cell office:value-type="string">
            <text:p>Enum</text:p>
          </table:table-cell>
        </table:table-row>
        <table:table-row table:style-name="ro11">
          <table:table-cell office:value-type="string">
            <text:p>Variable length Argument</text:p>
          </table:table-cell>
        </table:table-row>
        <table:table-row table:style-name="ro11">
          <table:table-cell office:value-type="string">
            <text:p>Array</text:p>
          </table:table-cell>
        </table:table-row>
        <table:table-row table:style-name="ro11">
          <table:table-cell office:value-type="string">
            <text:p>range of datatype</text:p>
          </table:table-cell>
        </table:table-row>
      </table:table>
      <table:table table:name="Key Points" table:style-name="ta1">
        <table:table-column table:style-name="co1" table:default-cell-style-name="ce7"/>
        <table:table-column table:style-name="co8" table:default-cell-style-name="Default"/>
        <table:table-row table:style-name="ro12">
          <table:table-cell office:value-type="string">
            <text:p>Enum</text:p>
          </table:table-cell>
          <table:table-cell office:value-type="string">
            <text:p>Enum is use of pre-define value</text:p>
            <text:p>Enum can have constructor to set there value.</text:p>
            <text:p>Enum can be define within class.</text:p>
            <text:p>Start code block can define it's constraint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08:03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l </meta:initial-creator>
    <meta:creation-date>2013-09-29T15:10:13</meta:creation-date>
    <dc:date>2013-10-05T09:39:35</dc:date>
    <dc:creator>jamil </dc:creator>
    <meta:editing-duration>PT2H38M47S</meta:editing-duration>
    <meta:editing-cycles>25</meta:editing-cycles>
    <meta:generator>LibreOffice/4.0.2.2$Linux_X86_64 LibreOffice_project/400m0$Build-2</meta:generator>
    <meta:document-statistic meta:table-count="3" meta:cell-count="78" meta:object-count="0"/>
  </office:meta>
</office:document-meta>
</file>